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A7000000474348E54A47A67B3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6b57c0" officeooo:paragraph-rsid="006b57c0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200%"/>
      <style:text-properties style:font-name="arial" fo:font-size="12pt" officeooo:rsid="000e96e3" officeooo:paragraph-rsid="000e96e3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200%"/>
      <style:text-properties style:font-name="arial" fo:font-size="12pt" officeooo:rsid="00138746" officeooo:paragraph-rsid="00138746" style:font-size-asian="12pt" style:font-size-complex="12pt"/>
    </style:style>
    <style:style style:name="P6" style:family="paragraph" style:parent-style-name="Standard">
      <style:paragraph-properties fo:margin-top="0in" fo:margin-bottom="0in" style:contextual-spacing="false" fo:line-height="200%"/>
      <style:text-properties style:font-name="arial" fo:font-size="12pt" officeooo:rsid="0015d62b" officeooo:paragraph-rsid="0015d62b" style:font-size-asian="12pt" style:font-size-complex="12pt"/>
    </style:style>
    <style:style style:name="P7" style:family="paragraph" style:parent-style-name="Standard">
      <style:paragraph-properties fo:margin-top="0in" fo:margin-bottom="0in" style:contextual-spacing="false" fo:line-height="200%"/>
      <style:text-properties style:font-name="arial" fo:font-size="12pt" officeooo:rsid="0015d62b" officeooo:paragraph-rsid="002168c4" style:font-size-asian="12pt" style:font-size-complex="12pt"/>
    </style:style>
    <style:style style:name="P8" style:family="paragraph" style:parent-style-name="Standard">
      <style:paragraph-properties fo:margin-top="0in" fo:margin-bottom="0in" style:contextual-spacing="false" fo:line-height="200%"/>
      <style:text-properties style:font-name="arial" fo:font-size="12pt" fo:font-weight="normal" officeooo:rsid="000ce629" officeooo:paragraph-rsid="000ce62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200%"/>
      <style:text-properties style:font-name="arial" fo:font-size="12pt" fo:font-weight="normal" officeooo:rsid="000e96e3" officeooo:paragraph-rsid="006ff9dd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in" fo:margin-bottom="0in" style:contextual-spacing="false" fo:line-height="200%"/>
      <style:text-properties style:font-name="arial" fo:font-size="12pt" fo:font-weight="bold" officeooo:rsid="004dece0" officeooo:paragraph-rsid="004dece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in" fo:margin-bottom="0in" style:contextual-spacing="false" fo:line-height="200%"/>
      <style:text-properties style:font-name="arial" fo:font-size="12pt" fo:font-weight="bold" officeooo:rsid="000e96e3" officeooo:paragraph-rsid="006ff9dd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in" fo:margin-bottom="0in" style:contextual-spacing="false" fo:line-height="200%"/>
      <style:text-properties style:font-name="arial" fo:font-size="12pt" style:text-underline-style="solid" style:text-underline-width="auto" style:text-underline-color="font-color" fo:font-weight="bold" officeooo:rsid="002a9ea2" officeooo:paragraph-rsid="004d039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in" fo:margin-bottom="0in" style:contextual-spacing="false" fo:line-height="200%"/>
      <style:text-properties style:font-name="arial" fo:font-size="12pt" style:text-underline-style="solid" style:text-underline-width="auto" style:text-underline-color="font-color" fo:font-weight="bold" officeooo:rsid="003edfba" officeooo:paragraph-rsid="003edfb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in" fo:margin-bottom="0in" style:contextual-spacing="false" fo:line-height="200%"/>
      <style:text-properties style:font-name="arial" fo:font-size="12pt" style:text-underline-style="solid" style:text-underline-width="auto" style:text-underline-color="font-color" fo:font-weight="bold" officeooo:rsid="003a9e23" officeooo:paragraph-rsid="004d039a" fo:background-color="#ffff0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in" style:contextual-spacing="false" fo:line-height="200%"/>
      <style:text-properties style:font-name="arial" fo:font-size="12pt" style:text-underline-style="none" fo:font-weight="normal" officeooo:rsid="00504a85" officeooo:paragraph-rsid="00504a8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200%"/>
      <style:text-properties style:font-name="arial" fo:font-size="12pt" style:text-underline-style="none" fo:font-weight="normal" officeooo:rsid="005de43e" officeooo:paragraph-rsid="005de43e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200%"/>
      <style:text-properties style:font-name="arial" fo:font-size="12pt" style:text-underline-style="none" fo:font-weight="normal" officeooo:rsid="006c6f52" officeooo:paragraph-rsid="006c6f52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200%"/>
      <style:text-properties style:font-name="arial" fo:font-size="12pt" style:text-underline-style="none" fo:font-weight="normal" officeooo:rsid="006ff9dd" officeooo:paragraph-rsid="006ff9d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200%"/>
      <style:text-properties style:font-name="arial" fo:font-size="18pt" officeooo:rsid="000ce629" officeooo:paragraph-rsid="000ce629" style:font-size-asian="18pt" style:font-size-complex="18pt"/>
    </style:style>
    <style:style style:name="P20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arial" fo:font-size="18pt" officeooo:rsid="000ce629" officeooo:paragraph-rsid="000ce629" style:font-size-asian="18pt" style:font-size-complex="18pt"/>
    </style:style>
    <style:style style:name="P21" style:family="paragraph" style:parent-style-name="Standard">
      <style:paragraph-properties fo:margin-top="0in" fo:margin-bottom="0in" style:contextual-spacing="false" fo:line-height="200%" fo:text-align="center" style:justify-single-word="false">
        <style:tab-stops>
          <style:tab-stop style:position="6.6146in"/>
        </style:tab-stops>
      </style:paragraph-properties>
      <style:text-properties style:font-name="arial" fo:font-size="18pt" officeooo:rsid="000ce629" officeooo:paragraph-rsid="000ce629" style:font-size-asian="18pt" style:font-size-complex="18pt"/>
    </style:style>
    <style:style style:name="P22" style:family="paragraph" style:parent-style-name="Standard">
      <style:paragraph-properties fo:margin-top="0in" fo:margin-bottom="0in" style:contextual-spacing="false" fo:line-height="200%"/>
      <style:text-properties style:text-position="0% 100%" style:font-name="arial" fo:font-size="12pt" officeooo:rsid="0015d62b" officeooo:paragraph-rsid="0015d62b" style:font-size-asian="12pt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200%" fo:text-align="center" style:justify-single-word="false" fo:padding="0.0201in" fo:border-left="none" fo:border-right="none" fo:border-top="0.06pt solid #000000" fo:border-bottom="0.06pt solid #000000" style:shadow="none"/>
      <style:text-properties fo:color="#ea7500" loext:opacity="100%" style:font-name="arial" fo:font-size="22pt" style:text-underline-style="none" fo:font-weight="bold" officeooo:rsid="000ce629" officeooo:paragraph-rsid="000ce629" style:font-size-asian="22pt" style:font-weight-asian="bold" style:font-size-complex="22pt" style:font-weight-complex="bold"/>
    </style:style>
    <style:style style:name="P24" style:family="paragraph" style:parent-style-name="Standard">
      <style:paragraph-properties fo:margin-top="0in" fo:margin-bottom="0in" style:contextual-spacing="false" fo:line-height="200%"/>
      <style:text-properties style:use-window-font-color="true" loext:opacity="0%" style:font-name="arial" fo:font-size="12pt" style:text-underline-style="none" fo:font-weight="bold" officeooo:rsid="00672f9a" officeooo:paragraph-rsid="00672f9a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arial" fo:font-size="18pt" officeooo:rsid="000ce629" officeooo:paragraph-rsid="000ce629" style:font-size-asian="18pt" style:font-size-complex="18pt"/>
    </style:style>
    <style:style style:name="P26" style:family="paragraph" style:parent-style-name="Standard">
      <style:paragraph-properties fo:margin-top="0in" fo:margin-bottom="0in" style:contextual-spacing="false" fo:line-height="200%"/>
      <style:text-properties style:font-name="arial" fo:font-size="12pt" style:text-underline-style="none" fo:font-weight="normal" officeooo:rsid="005de43e" officeooo:paragraph-rsid="000ce62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200%"/>
      <style:text-properties style:text-position="0% 100%" style:font-name="arial" fo:font-size="12pt" fo:font-weight="normal" officeooo:rsid="000e96e3" officeooo:paragraph-rsid="000e96e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200%"/>
      <style:text-properties style:text-position="0% 100%" style:font-name="arial" fo:font-size="12pt" fo:font-weight="normal" officeooo:rsid="0024023c" officeooo:paragraph-rsid="0024023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200%"/>
      <style:text-properties style:text-position="0% 100%" style:font-name="arial" fo:font-size="12pt" fo:font-weight="bold" officeooo:rsid="000e96e3" officeooo:paragraph-rsid="000e96e3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in" fo:margin-bottom="0in" style:contextual-spacing="false" fo:line-height="200%"/>
      <style:text-properties style:text-position="0% 100%" style:font-name="arial" fo:font-size="12pt" fo:font-weight="bold" officeooo:rsid="0024023c" officeooo:paragraph-rsid="0024023c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top="0in" fo:margin-bottom="0in" style:contextual-spacing="false" fo:line-height="200%"/>
      <style:text-properties style:text-position="0% 100%" style:font-name="arial" fo:font-size="12pt" style:text-underline-style="none" fo:font-weight="normal" officeooo:rsid="0024023c" officeooo:paragraph-rsid="004d039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200%"/>
      <style:text-properties style:text-position="0% 100%" style:font-name="arial" fo:font-size="12pt" style:text-underline-style="none" fo:font-weight="bold" officeooo:rsid="00689b04" officeooo:paragraph-rsid="00689b04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top="0in" fo:margin-bottom="0in" style:contextual-spacing="false" fo:line-height="200%"/>
      <style:text-properties style:text-position="0% 100%" style:font-name="arial" fo:font-size="12pt" style:text-underline-style="solid" style:text-underline-width="auto" style:text-underline-color="font-color" fo:font-weight="bold" officeooo:rsid="003edfba" officeooo:paragraph-rsid="00504a85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top="0in" fo:margin-bottom="0in" style:contextual-spacing="false" fo:line-height="200%"/>
      <style:text-properties style:font-name="Calibri" fo:font-size="12pt" officeooo:rsid="005de43e" officeooo:paragraph-rsid="000ce629" style:font-size-asian="12pt" style:font-size-complex="12pt"/>
    </style:style>
    <style:style style:name="P35" style:family="paragraph" style:parent-style-name="Standard">
      <style:paragraph-properties fo:margin-top="0in" fo:margin-bottom="0in" style:contextual-spacing="false" fo:line-height="200%"/>
      <style:text-properties style:font-name="Calibri" fo:font-size="12pt" style:text-underline-style="none" fo:font-weight="normal" officeooo:rsid="005de43e" officeooo:paragraph-rsid="000ce629" style:font-size-asian="12pt" style:font-weight-asian="normal" style:font-size-complex="12pt" style:font-weight-complex="normal"/>
    </style:style>
    <style:style style:name="T1" style:family="text">
      <style:text-properties officeooo:rsid="006401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ff9dd" style:font-weight-asian="bold" style:font-weight-complex="bold"/>
    </style:style>
    <style:style style:name="T4" style:family="text">
      <style:text-properties fo:font-weight="bold" officeooo:rsid="0016f13c" fo:background-color="#ffff00" loext:char-shading-value="0" style:font-weight-asian="bold" style:font-weight-complex="bold"/>
    </style:style>
    <style:style style:name="T5" style:family="text">
      <style:text-properties fo:font-weight="bold" officeooo:rsid="0018733b" fo:background-color="#ffff00" loext:char-shading-value="0" style:font-weight-asian="bold" style:font-weight-complex="bold"/>
    </style:style>
    <style:style style:name="T6" style:family="text">
      <style:text-properties fo:font-weight="bold" officeooo:rsid="0019bb22" fo:background-color="#ffff00" loext:char-shading-value="0" style:font-weight-asian="bold" style:font-weight-complex="bold"/>
    </style:style>
    <style:style style:name="T7" style:family="text">
      <style:text-properties fo:font-weight="normal" officeooo:rsid="0016f13c" style:font-weight-asian="normal" style:font-weight-complex="normal"/>
    </style:style>
    <style:style style:name="T8" style:family="text">
      <style:text-properties fo:font-weight="normal" officeooo:rsid="00790143" style:font-weight-asian="normal" style:font-weight-complex="normal"/>
    </style:style>
    <style:style style:name="T9" style:family="text">
      <style:text-properties fo:font-weight="normal" officeooo:rsid="0016f13c" fo:background-color="#ffff00" loext:char-shading-value="0" style:font-weight-asian="normal" style:font-weight-complex="normal"/>
    </style:style>
    <style:style style:name="T10" style:family="text">
      <style:text-properties fo:font-weight="normal" officeooo:rsid="0018733b" fo:background-color="#ffff00" loext:char-shading-value="0" style:font-weight-asian="normal" style:font-weight-complex="normal"/>
    </style:style>
    <style:style style:name="T11" style:family="text">
      <style:text-properties fo:font-weight="normal" officeooo:rsid="0019bb22" fo:background-color="#ffff00" loext:char-shading-value="0" style:font-weight-asian="normal" style:font-weight-complex="normal"/>
    </style:style>
    <style:style style:name="T12" style:family="text">
      <style:text-properties style:text-position="sub 58%" fo:font-weight="bold" style:font-weight-asian="bold" style:font-weight-complex="bold"/>
    </style:style>
    <style:style style:name="T13" style:family="text">
      <style:text-properties style:text-position="sub 58%" fo:font-weight="bold" officeooo:rsid="000e96e3" style:font-weight-asian="bold" style:font-weight-complex="bold"/>
    </style:style>
    <style:style style:name="T14" style:family="text">
      <style:text-properties style:text-position="sub 58%" fo:font-weight="bold" officeooo:rsid="0018733b" style:font-weight-asian="bold" style:font-weight-complex="bold"/>
    </style:style>
    <style:style style:name="T15" style:family="text">
      <style:text-properties style:text-position="sub 58%" fo:font-weight="bold" fo:background-color="#ffff00" loext:char-shading-value="0" style:font-weight-asian="bold" style:font-weight-complex="bold"/>
    </style:style>
    <style:style style:name="T16" style:family="text">
      <style:text-properties style:text-position="0% 100%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0% 100%" fo:font-weight="normal" officeooo:rsid="000e96e3" style:font-weight-asian="normal" style:font-weight-complex="normal"/>
    </style:style>
    <style:style style:name="T19" style:family="text">
      <style:text-properties style:text-position="0% 100%" fo:font-weight="normal" officeooo:rsid="001aa65e" style:font-weight-asian="normal" style:font-weight-complex="normal"/>
    </style:style>
    <style:style style:name="T20" style:family="text">
      <style:text-properties style:text-position="0% 100%" fo:font-weight="normal" officeooo:rsid="0021de26" style:font-weight-asian="normal" style:font-weight-complex="normal"/>
    </style:style>
    <style:style style:name="T21" style:family="text">
      <style:text-properties style:text-position="0% 100%" fo:font-weight="normal" officeooo:rsid="006ff9dd" style:font-weight-asian="normal" style:font-weight-complex="normal"/>
    </style:style>
    <style:style style:name="T22" style:family="text">
      <style:text-properties style:text-position="0% 100%" fo:font-weight="normal" officeooo:rsid="007744a2" style:font-weight-asian="normal" style:font-weight-complex="normal"/>
    </style:style>
    <style:style style:name="T23" style:family="text">
      <style:text-properties style:text-position="0% 100%" fo:font-weight="normal" officeooo:rsid="004ae5e7" style:font-weight-asian="normal" style:font-weight-complex="normal"/>
    </style:style>
    <style:style style:name="T24" style:family="text">
      <style:text-properties style:text-position="0% 100%" fo:font-weight="bold" style:font-weight-asian="bold" style:font-weight-complex="bold"/>
    </style:style>
    <style:style style:name="T25" style:family="text">
      <style:text-properties style:text-position="0% 100%" fo:font-weight="bold" officeooo:rsid="000e96e3" style:font-weight-asian="bold" style:font-weight-complex="bold"/>
    </style:style>
    <style:style style:name="T26" style:family="text">
      <style:text-properties style:text-position="0% 100%" fo:font-weight="bold" officeooo:rsid="005a10cb" style:font-weight-asian="bold" style:font-weight-complex="bold"/>
    </style:style>
    <style:style style:name="T27" style:family="text">
      <style:text-properties style:text-position="0% 100%" fo:font-weight="bold" fo:background-color="#ffff00" loext:char-shading-value="0" style:font-weight-asian="bold" style:font-weight-complex="bold"/>
    </style:style>
    <style:style style:name="T28" style:family="text">
      <style:text-properties style:text-position="0% 100%" fo:font-weight="bold" officeooo:rsid="000fe500" fo:background-color="#ffff00" loext:char-shading-value="0" style:font-weight-asian="bold" style:font-weight-complex="bold"/>
    </style:style>
    <style:style style:name="T29" style:family="text">
      <style:text-properties style:text-position="0% 100%" fo:font-weight="bold" officeooo:rsid="00701f6c" fo:background-color="#ffff00" loext:char-shading-value="0" style:font-weight-asian="bold" style:font-weight-complex="bold"/>
    </style:style>
    <style:style style:name="T30" style:family="text">
      <style:text-properties style:text-position="0% 100%" style:text-underline-style="none" fo:font-weight="normal" officeooo:rsid="0024023c" style:font-weight-asian="normal" style:font-weight-complex="normal"/>
    </style:style>
    <style:style style:name="T31" style:family="text">
      <style:text-properties style:text-position="0% 100%" style:text-underline-style="none" fo:font-weight="normal" officeooo:rsid="00138746" style:font-weight-asian="normal" style:font-weight-complex="normal"/>
    </style:style>
    <style:style style:name="T32" style:family="text">
      <style:text-properties style:text-position="0% 100%" style:text-underline-style="none" fo:font-weight="normal" officeooo:rsid="004fb0b1" style:font-weight-asian="normal" style:font-weight-complex="normal"/>
    </style:style>
    <style:style style:name="T33" style:family="text">
      <style:text-properties style:text-position="0% 100%" style:text-underline-style="none" fo:font-weight="normal" officeooo:rsid="00504a85" style:font-weight-asian="normal" style:font-weight-complex="normal"/>
    </style:style>
    <style:style style:name="T34" style:family="text">
      <style:text-properties style:text-position="0% 100%" style:text-underline-style="none" fo:font-weight="normal" officeooo:rsid="0050a011" style:font-weight-asian="normal" style:font-weight-complex="normal"/>
    </style:style>
    <style:style style:name="T35" style:family="text">
      <style:text-properties style:text-position="0% 100%" style:text-underline-style="none" fo:font-weight="normal" officeooo:rsid="00517a64" style:font-weight-asian="normal" style:font-weight-complex="normal"/>
    </style:style>
    <style:style style:name="T36" style:family="text">
      <style:text-properties style:text-position="0% 100%" style:text-underline-style="none" fo:font-weight="normal" officeooo:rsid="005270c9" style:font-weight-asian="normal" style:font-weight-complex="normal"/>
    </style:style>
    <style:style style:name="T37" style:family="text">
      <style:text-properties style:text-position="0% 100%" style:text-underline-style="none" fo:font-weight="normal" officeooo:rsid="005514f2" style:font-weight-asian="normal" style:font-weight-complex="normal"/>
    </style:style>
    <style:style style:name="T38" style:family="text">
      <style:text-properties style:text-position="0% 100%" style:text-underline-style="none" fo:font-weight="normal" officeooo:rsid="007b8901" style:font-weight-asian="normal" style:font-weight-complex="normal"/>
    </style:style>
    <style:style style:name="T39" style:family="text">
      <style:text-properties style:text-position="0% 100%" style:text-underline-style="none" fo:font-weight="normal" officeooo:rsid="007c500b" style:font-weight-asian="normal" style:font-weight-complex="normal"/>
    </style:style>
    <style:style style:name="T40" style:family="text">
      <style:text-properties style:text-position="0% 100%" style:text-underline-style="none" fo:font-weight="bold" officeooo:rsid="004cdb60" style:font-weight-asian="bold" style:font-weight-complex="bold"/>
    </style:style>
    <style:style style:name="T41" style:family="text">
      <style:text-properties style:text-position="0% 100%" style:text-underline-style="none" fo:font-weight="bold" officeooo:rsid="000e96e3" style:font-weight-asian="bold" style:font-weight-complex="bold"/>
    </style:style>
    <style:style style:name="T42" style:family="text">
      <style:text-properties style:text-position="0% 100%" style:text-underline-style="none" officeooo:rsid="004bb6c5"/>
    </style:style>
    <style:style style:name="T43" style:family="text">
      <style:text-properties style:text-position="0% 100%" style:text-underline-style="none" officeooo:rsid="00138746"/>
    </style:style>
    <style:style style:name="T44" style:family="text">
      <style:text-properties style:text-position="0% 100%" style:text-underline-style="none" officeooo:rsid="00504a85"/>
    </style:style>
    <style:style style:name="T45" style:family="text">
      <style:text-properties style:text-position="0% 100%" style:text-underline-style="none" officeooo:rsid="005a0741"/>
    </style:style>
    <style:style style:name="T46" style:family="text">
      <style:text-properties style:text-position="0% 100%" fo:background-color="#ffff00" loext:char-shading-value="0"/>
    </style:style>
    <style:style style:name="T47" style:family="text">
      <style:text-properties style:text-position="0% 100%" officeooo:rsid="006ff9dd" fo:background-color="#ffff00" loext:char-shading-value="0"/>
    </style:style>
    <style:style style:name="T48" style:family="text">
      <style:text-properties style:text-position="0% 100%" officeooo:rsid="000fe500" fo:background-color="#ffff00" loext:char-shading-value="0"/>
    </style:style>
    <style:style style:name="T49" style:family="text">
      <style:text-properties style:text-position="0% 100%" officeooo:rsid="00701f6c" fo:background-color="#ffff00" loext:char-shading-value="0"/>
    </style:style>
    <style:style style:name="T50" style:family="text">
      <style:text-properties style:text-position="0% 100%" officeooo:rsid="0072712d" fo:background-color="#ffff00" loext:char-shading-value="0"/>
    </style:style>
    <style:style style:name="T51" style:family="text">
      <style:text-properties style:text-position="0% 100%" officeooo:rsid="0024023c"/>
    </style:style>
    <style:style style:name="T52" style:family="text">
      <style:text-properties style:text-position="0% 100%" officeooo:rsid="005a10cb"/>
    </style:style>
    <style:style style:name="T53" style:family="text">
      <style:text-properties style:text-position="0% 100%" officeooo:rsid="000e96e3"/>
    </style:style>
    <style:style style:name="T54" style:family="text">
      <style:text-properties style:text-position="0% 100%" officeooo:rsid="006ff9dd"/>
    </style:style>
    <style:style style:name="T55" style:family="text">
      <style:text-properties style:text-position="0% 100%" officeooo:rsid="00701f6c"/>
    </style:style>
    <style:style style:name="T56" style:family="text">
      <style:text-properties style:text-position="0% 100%" officeooo:rsid="00762dea"/>
    </style:style>
    <style:style style:name="T57" style:family="text">
      <style:text-properties style:text-underline-style="none" fo:font-weight="normal" officeooo:rsid="002b98f7" style:font-weight-asian="normal" style:font-weight-complex="normal"/>
    </style:style>
    <style:style style:name="T58" style:family="text">
      <style:text-properties style:text-underline-style="none" fo:font-weight="normal" officeooo:rsid="002c70c7" style:font-weight-asian="normal" style:font-weight-complex="normal"/>
    </style:style>
    <style:style style:name="T59" style:family="text">
      <style:text-properties style:text-underline-style="none" fo:font-weight="normal" officeooo:rsid="002e5490" style:font-weight-asian="normal" style:font-weight-complex="normal"/>
    </style:style>
    <style:style style:name="T60" style:family="text">
      <style:text-properties style:text-underline-style="none" officeooo:rsid="004d039a"/>
    </style:style>
    <style:style style:name="T61" style:family="text">
      <style:text-properties officeooo:rsid="006d2faf"/>
    </style:style>
    <style:style style:name="T62" style:family="text">
      <style:text-properties officeooo:rsid="006ff9dd"/>
    </style:style>
    <style:style style:name="T63" style:family="text">
      <style:text-properties officeooo:rsid="00738543"/>
    </style:style>
    <style:style style:name="T64" style:family="text">
      <style:text-properties officeooo:rsid="0075a3f5"/>
    </style:style>
    <style:style style:name="T65" style:family="text">
      <style:text-properties officeooo:rsid="00826c75"/>
    </style:style>
    <style:style style:name="T66" style:family="text"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65">57</text:span>GIIN – <text:span text:style-name="T65">Lenguajes de Programacion y Procesadores de Lenguaje</text:span></text:p>
      <text:p text:style-name="P23">Actividad 1 - Portafolio</text:p>
      <text:p text:style-name="P20">Gagliardo Miguel Angel</text:p>
      <text:p text:style-name="P20"><text:span text:style-name="T65">1 de Abril</text:span> de 202<text:span text:style-name="T65">4</text:span></text:p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4"><text:soft-page-break/><text:span text:style-name="T41">Generador de Analizadores Lexicográficos con JFlex</text:span></text:p>
      <text:p text:style-name="P35"><text:span text:style-name="T25"/></text:p>
      <text:p text:style-name="P35"><text:span text:style-name="T25">La creación de analizadores léxicos es un componente fundamental en el desarrollo de compiladores y herramientas de procesamiento de lenguajes de programación. Estos analizadores son responsables de escanear el código fuente y dividirlo en tokens, que son unidades léxicas significativas para el lenguaje en cuestión. Una herramienta ampliamente utilizada para la generación de analizadores léxicos es JFlex.</text:span></text:p>
      <text:p text:style-name="P35"><text:span text:style-name="T25">Introducción</text:span></text:p>
      <text:p text:style-name="P35"><text:span text:style-name="T25"/></text:p>
      <text:p text:style-name="P35"><text:span text:style-name="T25">JFlex es una herramienta de generación de analizadores léxicos escrita en Java. Permite a los desarrolladores definir reglas de análisis basadas en expresiones regulares para reconocer y clasificar los tokens en un lenguaje de programación específico. Esta herramienta simplifica en gran medida el proceso de construcción de analizadores léxicos, lo que a su vez facilita el desarrollo de compiladores y otras aplicaciones relacionadas con el procesamiento de lenguajes.</text:span></text:p>
      <text:p text:style-name="P35"><text:span text:style-name="T25">Desarrollo</text:span></text:p>
      <text:p text:style-name="P35"><text:span text:style-name="T25">Proceso de generación de Analizadores Léxicos con JFlex</text:span></text:p>
      <text:p text:style-name="P35"><text:span text:style-name="T25"/></text:p>
      <text:p text:style-name="P35"><text:span text:style-name="T25">El proceso de creación de un analizador léxico con JFlex consta de los siguientes pasos:</text:span></text:p>
      <text:p text:style-name="P35"><text:soft-page-break/><text:span text:style-name="T25"/></text:p>
      <text:p text:style-name="P35"><text:span text:style-name="T25"><text:s text:c="4"/>Definición de las reglas de análisis: El desarrollador especifica las reglas de análisis utilizando expresiones regulares en un archivo de definición. Estas reglas describen cómo se deben reconocer los distintos tokens en el código fuente.</text:span></text:p>
      <text:p text:style-name="P35"><text:span text:style-name="T25"/></text:p>
      <text:p text:style-name="P35"><text:span text:style-name="T25"><text:s text:c="4"/>Generación del analizador: Utilizando JFlex, se procesa el archivo de definición de reglas para generar el código Java correspondiente al analizador léxico. Este código incluye métodos para escanear el código fuente y reconocer los tokens de acuerdo con las reglas especificadas.</text:span></text:p>
      <text:p text:style-name="P35"><text:span text:style-name="T25"/></text:p>
      <text:p text:style-name="P35"><text:span text:style-name="T25"><text:s text:c="4"/>Integración con el compilador o aplicación: El código generado por JFlex se integra con el resto del compilador o la aplicación que requiere el análisis léxico. Esto puede implicar la creación de clases adicionales para manejar la interacción entre el analizador léxico y otros componentes del sistema.</text:span></text:p>
      <text:p text:style-name="P35"><text:span text:style-name="T25"/></text:p>
      <text:p text:style-name="P35"><text:span text:style-name="T25">Ejemplo simple del proceso de generación de un Analizador Léxico con JFlex</text:span></text:p>
      <text:p text:style-name="P35"><text:span text:style-name="T25"/></text:p>
      <text:p text:style-name="P35"><text:span text:style-name="T25">A continuación, se presenta un ejemplo simple de cómo crear un analizador léxico para un lenguaje que reconoce números enteros y operadores aritméticos básicos:</text:span></text:p>
      <text:p text:style-name="P35"><text:span text:style-name="T25"/></text:p>
      <text:p text:style-name="P35"><text:soft-page-break/><text:span text:style-name="T25"><text:s text:c="4"/>Definimos las reglas en un archivo .jflex, por ejemplo:</text:span></text:p>
      <text:p text:style-name="P35"><text:span text:style-name="T25"/></text:p>
      <text:p text:style-name="P35"><text:span text:style-name="T25">java</text:span></text:p>
      <text:p text:style-name="P35"><text:span text:style-name="T25"/></text:p>
      <text:p text:style-name="P35"><text:span text:style-name="T25">%%</text:span></text:p>
      <text:p text:style-name="P35"><text:span text:style-name="T25">%public</text:span></text:p>
      <text:p text:style-name="P35"><text:span text:style-name="T25">%class SimpleLexer</text:span></text:p>
      <text:p text:style-name="P35"><text:span text:style-name="T25">%type Token</text:span></text:p>
      <text:p text:style-name="P35"><text:span text:style-name="T25">%unicode</text:span></text:p>
      <text:p text:style-name="P35"><text:span text:style-name="T25"/></text:p>
      <text:p text:style-name="P35"><text:span text:style-name="T25">%{</text:span></text:p>
      <text:p text:style-name="P35"><text:span text:style-name="T25"><text:s text:c="2"/>// Importaciones necesarias</text:span></text:p>
      <text:p text:style-name="P35"><text:span text:style-name="T25">%}</text:span></text:p>
      <text:p text:style-name="P35"><text:span text:style-name="T25"/></text:p>
      <text:p text:style-name="P35"><text:span text:style-name="T25">// Definición de tokens</text:span></text:p>
      <text:p text:style-name="P35"><text:span text:style-name="T25">DIGIT=[0-9]</text:span></text:p>
      <text:p text:style-name="P35"><text:span text:style-name="T25">WS=[ \t\n\r]</text:span></text:p>
      <text:p text:style-name="P35"><text:span text:style-name="T25"/></text:p>
      <text:p text:style-name="P35"><text:span text:style-name="T25">// Reglas de análisis</text:span></text:p>
      <text:p text:style-name="P35"><text:soft-page-break/><text:span text:style-name="T25">%%</text:span></text:p>
      <text:p text:style-name="P35"><text:span text:style-name="T25">{WS}+ <text:s text:c="9"/>; // Ignorar espacios en blanco</text:span></text:p>
      <text:p text:style-name="P35"><text:span text:style-name="T25">{DIGIT}+ <text:s text:c="6"/>{ return new Token(yytext()); } // Token para números enteros</text:span></text:p>
      <text:p text:style-name="P35"><text:span text:style-name="T25">[-+*/] <text:s text:c="8"/>{ return new Token(yytext()); } // Token para operadores aritméticos</text:span></text:p>
      <text:p text:style-name="P35"><text:span text:style-name="T25">. <text:s text:c="13"/>{ throw new RuntimeException("Carácter inesperado: " + yytext()); }</text:span></text:p>
      <text:p text:style-name="P35"><text:span text:style-name="T25">&lt;&lt;EOF&gt;&gt; <text:s text:c="7"/>{ return null; } // Fin del archivo</text:span></text:p>
      <text:p text:style-name="P35"><text:span text:style-name="T25"/></text:p>
      <text:p text:style-name="P35"><text:span text:style-name="T25"><text:s text:c="4"/>Generamos el analizador léxico ejecutando JFlex sobre el archivo .jflex:</text:span></text:p>
      <text:p text:style-name="P35"><text:span text:style-name="T25"/></text:p>
      <text:p text:style-name="P35"><text:span text:style-name="T25">bash</text:span></text:p>
      <text:p text:style-name="P35"><text:span text:style-name="T25"/></text:p>
      <text:p text:style-name="P35"><text:span text:style-name="T25">jflex SimpleLexer.jflex</text:span></text:p>
      <text:p text:style-name="P35"><text:span text:style-name="T25"/></text:p>
      <text:p text:style-name="P35"><text:span text:style-name="T25"><text:s text:c="4"/>Integración con una aplicación Java para escanear el código fuente:</text:span></text:p>
      <text:p text:style-name="P35"><text:span text:style-name="T25"/></text:p>
      <text:p text:style-name="P35"><text:span text:style-name="T25">java</text:span></text:p>
      <text:p text:style-name="P35"><text:span text:style-name="T25"/></text:p>
      <text:p text:style-name="P35"><text:span text:style-name="T25">import java.io.StringReader;</text:span></text:p>
      <text:p text:style-name="P35"><text:span text:style-name="T25"/></text:p>
      <text:p text:style-name="P35"><text:soft-page-break/><text:span text:style-name="T25">public class Main {</text:span></text:p>
      <text:p text:style-name="P35"><text:span text:style-name="T25"><text:s text:c="4"/>public static void main(String[] args) throws Exception {</text:span></text:p>
      <text:p text:style-name="P35"><text:span text:style-name="T25"><text:s text:c="8"/>SimpleLexer lexer = new SimpleLexer(new StringReader("3 + 5 * 2"));</text:span></text:p>
      <text:p text:style-name="P35"><text:span text:style-name="T25"><text:s text:c="8"/>Token token;</text:span></text:p>
      <text:p text:style-name="P35"><text:span text:style-name="T25"><text:s text:c="8"/>while ((token = lexer.yylex()) != null) {</text:span></text:p>
      <text:p text:style-name="P35"><text:span text:style-name="T25"><text:s text:c="12"/>System.out.println("Token: " + token);</text:span></text:p>
      <text:p text:style-name="P35"><text:span text:style-name="T25"><text:s text:c="8"/>}</text:span></text:p>
      <text:p text:style-name="P35"><text:span text:style-name="T25"><text:s text:c="4"/>}</text:span></text:p>
      <text:p text:style-name="P35"><text:span text:style-name="T25">}</text:span></text:p>
      <text:p text:style-name="P35"><text:span text:style-name="T25"/></text:p>
      <text:p text:style-name="P35"><text:span text:style-name="T25">Este ejemplo ilustra el proceso básico de definición de reglas, generación del analizador léxico y su integración con una aplicación Java para analizar el código fuente.</text:span></text:p>
      <text:p text:style-name="P35"><text:span text:style-name="T25">Conclusión</text:span></text:p>
      <text:p text:style-name="P35"><text:span text:style-name="T25"/></text:p>
      <text:p text:style-name="P35"><text:span text:style-name="T25">La generación de analizadores léxicos con JFlex simplifica considerablemente el desarrollo de compiladores y herramientas de procesamiento de lenguajes. Al permitir a los desarrolladores definir reglas de análisis basadas en expresiones regulares, JFlex facilita la creación de analizadores eficientes y precisos para una amplia variedad de lenguajes de programación.</text:span></text:p>
      <text:p text:style-name="P35"><text:soft-page-break/><text:span text:style-name="T25">Referencias</text:span></text:p>
      <text:p text:style-name="P35"><text:span text:style-name="T25"/></text:p>
      <text:p text:style-name="P35"><text:span text:style-name="T25"><text:s text:c="4"/>JFlex Documentation: https://www.jflex.de/</text:span></text:p>
      <text:p text:style-name="P35"><text:span text:style-name="T25"><text:s text:c="4"/>Levine, J.R., Mason, T., &amp; Brown, D. (2009). Lex &amp; Yacc. O'Reilly Media.</text:span></text:p>
      <text:p text:style-name="P35"><text:span text:style-name="T25"><text:s text:c="4"/>Aho, A.V., Lam, M.S., Sethi, R., &amp; Ullman, J.D. (2006). Compilers: Principles, Techniques, and Tools. Pearson Education.</text:span></text:p>
      <text:p text:style-name="P35"><text:span text:style-name="T25"/></text:p>
      <text:p text:style-name="P26"><text:span text:style-name="T25">Elaborado por: [Tu Nombre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6b57c0" officeooo:paragraph-rsid="006b57c0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MT1" style:family="text">
      <style:text-properties officeooo:rsid="006401a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><draw:frame draw:style-name="Mfr1" draw:name="Image2" text:anchor-type="char" svg:x="5.0929in" svg:y="-0.4898in" svg:width="1.7398in" svg:height="0.7398in" draw:z-index="5"><draw:image xlink:href="Pictures/10000000000000A7000000474348E54A47A67B37.png" xlink:type="simple" xlink:show="embed" xlink:actuate="onLoad" draw:mime-type="image/png"/></draw:frame></text:p>
      </style:header>
      <style:header-first>
        <text:p text:style-name="MP1"/>
        <text:p text:style-name="MP1"/>
        <text:p text:style-name="MP2"><draw:frame draw:style-name="Mfr1" draw:name="Image3" text:anchor-type="char" svg:x="5.0929in" svg:y="-0.4898in" svg:width="1.7398in" svg:height="0.7398in" draw:z-index="6"><draw:image xlink:href="Pictures/10000000000000A7000000474348E54A47A67B37.png" xlink:type="simple" xlink:show="embed" xlink:actuate="onLoad" draw:mime-type="image/png"/></draw:frame></text:p>
      </style:header-first>
      <style:footer>
        <text:p text:style-name="MP3"><text:tab/><text:page-number text:select-page="current">7</text:page-number> <text:span text:style-name="MT1">de </text:span><text:span text:style-name="MT1"><text:page-count>7</text:page-count></text:span></text:p>
      </style:footer>
      <style:footer-first>
        <text:p text:style-name="MP3"><text:tab/><text:page-number text:select-page="current">1</text:page-number> <text:span text:style-name="MT1">de </text:span><text:span text:style-name="MT1"><text:page-count>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59:34.731664686</meta:creation-date>
    <dc:date>2024-03-16T17:38:58.719608041</dc:date>
    <meta:editing-duration>PT1H46M36S</meta:editing-duration>
    <meta:editing-cycles>111</meta:editing-cycles>
    <meta:generator>LibreOffice/7.3.7.2$Linux_X86_64 LibreOffice_project/30$Build-2</meta:generator>
    <meta:document-statistic meta:table-count="0" meta:image-count="2" meta:object-count="0" meta:page-count="7" meta:paragraph-count="61" meta:word-count="601" meta:character-count="4170" meta:non-whitespace-character-count="3494"/>
  </office:meta>
</office:document-meta>
</file>